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1780000017C0F3723C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fill="bitmap" draw:fill-image-name="Bitmap_20_5" style:repeat="stretch" draw:textarea-horizontal-align="center" draw:textarea-vertical-align="middle" loext:decorative="false"/>
    </style:style>
    <style:style style:name="gr2" style:family="graphic" style:parent-style-name="standard">
      <style:graphic-properties svg:stroke-width="0.159cm" svg:stroke-color="#000000" draw:marker-start-width="0.437cm" draw:marker-end-width="0.437cm" draw:fill="none" loext:fill-use-slide-background="false" draw:textarea-horizontal-align="justify" draw:textarea-vertical-align="middle" draw:auto-grow-height="false" fo:min-height="4.084cm" fo:min-width="3.834cm" fo:padding-top="0.203cm" fo:padding-bottom="0.203cm" fo:padding-left="0.328cm" fo:padding-right="0.328cm" fo:wrap-option="wrap" loext:decorative="false"/>
    </style:style>
    <style:style style:name="P1" style:family="paragraph">
      <loext:graphic-properties draw:fill="bitmap" draw:fill-image-name="Bitmap_20_5" style:repeat="stretc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6.502cm" svg:height="6.502cm" svg:x="0.563cm" svg:y="0.563cm" svg:viewBox="0 0 6503 6503" svg:d="M0 3027c14-211 49-419 103-622 74-274 183-538 326-785 142-247 317-474 517-674s427-375 674-517c247-143 511-252 785-326 203-54 411-89 622-103h441c211 14 419 49 622 103 274 74 538 183 785 326 247 142 474 317 674 517s375 427 517 674c143 247 252 511 326 785 73 274 111 557 111 842 0 286-38 569-111 843-74 274-183 538-326 785-142 247-317 474-517 674s-427 375-674 517c-247 143-511 252-785 326-274 73-557 111-842 111-286 0-569-38-843-111-274-74-538-183-785-326-247-142-474-317-674-517s-375-427-517-674c-143-247-252-511-326-785-54-203-89-411-103-622z">
          <text:p/>
        </draw:path>
        <draw:custom-shape draw:style-name="gr2" draw:text-style-name="P2" draw:layer="layout" svg:width="6.35cm" svg:height="6.35cm" svg:x="0.635cm" svg:y="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5" draw:display-name="Bitmap 5" xlink:href="Pictures/10000000000001780000017C0F3723C6.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7T12:51:22.495000000</meta:creation-date>
    <dc:date>2024-04-27T17:14:12.862000000</dc:date>
    <meta:editing-duration>PT6M54S</meta:editing-duration>
    <meta:editing-cycles>2</meta:editing-cycles>
    <meta:generator>LibreOffice/24.2.2.2$Windows_X86_64 LibreOffice_project/d56cc158d8a96260b836f100ef4b4ef25d6f1a01</meta:generator>
    <meta:document-statistic meta:object-count="2"/>
  </office:meta>
</office:document-meta>
</file>